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JECT LOG: AEGIS GARDENER</text:h>
      <text:p text:style-name="Text_20_body"><text:span text:style-name="T1">Date:</text:span> 2026-02-04 <text:span text:style-name="T1">Session End:</text:span> 02:42 EST <text:span text:style-name="T1">Phase:</text:span> Infrastructure &amp; Governance (Completed)</text:p>
      <text:p text:style-name="P2">1. COMPLETED OBJECTIVES</text:p>
      <text:list xml:id="list750595955" text:style-name="L1">
        <text:list-item>
          <text:p text:style-name="P3"><text:span text:style-name="T1">Protocol "MULE_WRAPPER" Established:</text:span> Defined strict input/output formatting (<text:span text:style-name="Source_20_Text">START_MULE</text:span> / <text:span text:style-name="Source_20_Text">STOP_MULE</text:span>) for all code generation to ensure clean pipeline integration.</text:p>
        </text:list-item>
        <text:list-item>
          <text:p text:style-name="P3"><text:span text:style-name="T1">Protocol "PATENT_SENTRY" Active:</text:span> Implemented real-time IP detection for "Invention Spotting" and "Design-Around" opportunities, including a specific JSON payload for logging potential claims.</text:p>
        </text:list-item>
        <text:list-item>
          <text:p text:style-name="P3"><text:span text:style-name="T1">Governance "PHASE_LOCK" Active:</text:span> Enforced a strict authorization loop ("Would you like to proceed?") to prevent scope creep and ensure PM alignment before initiating new technical tasks.</text:p>
        </text:list-item>
        <text:list-item>
          <text:p text:style-name="P3"><text:span text:style-name="T1">Team Logic Finalized:</text:span> The definitions and interactions for the specialized AI agent team are locked in.</text:p>
        </text:list-item>
      </text:list>
      <text:p text:style-name="P2">2. CURRENT STATE</text:p>
      <text:list xml:id="list1489473125" text:style-name="L2">
        <text:list-item>
          <text:p text:style-name="P4"><text:span text:style-name="T1">Architecture:</text:span> Validated.</text:p>
        </text:list-item>
        <text:list-item>
          <text:p text:style-name="P4"><text:span text:style-name="T1">Process:</text:span> High-Fidelity. The "Ferrari engine" is assembled.</text:p>
        </text:list-item>
        <text:list-item>
          <text:p text:style-name="P4"><text:span text:style-name="T1">Pending Actions:</text:span> None.</text:p>
        </text:list-item>
      </text:list>
      <text:p text:style-name="P2">3. NEXT SESSION: EXECUTION</text:p>
      <text:list xml:id="list1977106391" text:style-name="L3">
        <text:list-item>
          <text:p text:style-name="P5"><text:span text:style-name="T1">Primary Objective:</text:span> Stress-test the new protocols.</text:p>
        </text:list-item>
        <text:list-item>
          <text:p text:style-name="P5"><text:span text:style-name="T1">Action:</text:span> Select a specific technical module (e.g., Sensor Fusion, Navigation, or Power Management) and execute the build using the new "Mule" and "Sentry" rules to verify efficienc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02:44:20.278635792</meta:creation-date>
    <dc:date>2026-02-04T02:44:49.330019102</dc:date>
    <meta:editing-duration>PT29S</meta:editing-duration>
    <meta:editing-cycles>1</meta:editing-cycles>
    <meta:document-statistic meta:table-count="0" meta:image-count="0" meta:object-count="0" meta:page-count="1" meta:paragraph-count="14" meta:word-count="162" meta:character-count="1162" meta:non-whitespace-character-count="1023"/>
    <meta:generator>LibreOffice/7.3.7.2$Linux_X86_64 LibreOffice_project/30$Build-2</meta:generator>
  </office:meta>
</office:document-meta>
</file>